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1.011cm" svg:height="0.951cm" draw:z-index="0"><draw:image xlink:href="../../odt/images/0218.png" xlink:type="simple" xlink:show="embed" xlink:actuate="onLoad"/></draw:frame></text:p>
          </table:table-cell>
          <table:table-cell table:style-name="Table1.B1" office:value-type="string">
            <text:h text:style-name="P7" text:outline-level="1">Коэффициент эксцесса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1.93cm" svg:height="1.559cm" draw:z-index="1"><draw:image xlink:href="../../odt/images/0218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эксцесса (третьего момента) входного сигнала. </text:p>
            <text:p text:style-name="P2">Коэффициент эксцесса подсчитывается по следующей формуле:</text:p>
            <text:p text:style-name="P3"><draw:frame draw:style-name="fr3" draw:name="Объект1" text:anchor-type="as-char" svg:width="6.001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<draw:frame draw:style-name="fr3" draw:name="Объект2" text:anchor-type="as-char" svg:width="0.63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2"><draw:frame draw:style-name="fr3" draw:name="Объект3" text:anchor-type="as-char" svg:width="0.577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2"><draw:frame draw:style-name="fr3" draw:name="Объект4" text:anchor-type="as-char" svg:width="0.72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2">Коэффициент эксцесса характеризует <text:span text:style-name="T7">асимметрию</text:span> плотности вероятности. Для <text:span text:style-name="T7">симметричной</text:span> плотности вероятности, например для нормального закона распределения, его значение равно <text:span text:style-name="T5">0</text:span>.</text:p>
            <text:p text:style-name="P2">Блок имеет 1 <text:span text:style-name="T7">входной</text:span> порт и 1 <text:span text:style-name="T7">выходной</text:span> порт. Входной сигнал может быть <text:span text:style-name="T7">векторным</text:span>. <text:s/>Размерность выходного сигнала <text:span text:style-name="T7">всегда равна</text:span> размерности входного сигнала.</text:p>
            <text:p text:style-name="P2"><text:span text:style-name="T5">Свойства</text:span>:</text:p>
            <text:list xml:id="list8933493812583741782" text:style-name="L1">
              <text:list-item>
                <text:p text:style-name="P5">Размер серии – значение этого свойства определяет размер серии в выборке.</text:p>
              </text:list-item>
              <text:list-item>
                <text:p text:style-name="P6"><text:span text:style-name="T9">Расчет по всей выборке (</text:span><text:span text:style-name="T6">Да</text:span><text:span text:style-name="T9"> или </text:span><text:span text:style-name="T6">Нет</text:span><text:span text:style-name="T9">) – если это свойство имеет значение </text:span><text:span text:style-name="T6">Нет</text:span><text:span text:style-name="T9">, то </text:span><text:span text:style-name="T8">коэффициент эксцесса</text:span><text:span text:style-name="T9"> вычисляется по отдельным сериям. Если значение свойства равно </text:span><text:span text:style-name="T6">Да</text:span><text:span text:style-name="T9">, то </text:span><text:span text:style-name="T8">коэффициент эксцесса</text:span><text:span text:style-name="T9"> уточняется сразу же после получения очередного нового значения сигнала на </text:span><text:span text:style-name="T8">входе</text:span><text:span text:style-name="T9"> в блок.</text:span></text:p>
              </text:list-item>
              <text:list-item>
                <text:p text:style-name="P6"><text:span text:style-name="T9">Период квантования – значение этого свойства определяет длительность временного интервала между </text:span><text:span text:style-name="T8">двумя последовательными</text:span><text:span text:style-name="T9"> считываниями значений сигнала на входе блока. Если это свойство равно </text:span><text:span text:style-name="T6">0</text:span><text:span text:style-name="T9"> (нулю), то считывание производится с периодом, </text:span><text:span text:style-name="T8">равным шагу интегрирования</text:span><text:span text:style-name="T9">.</text:span></text:p>
              </text:list-item>
              <text:list-item>
                <text:p text:style-name="P5">Удаление линейного тренда (<text:span text:style-name="T5">Да</text:span> или <text:span text:style-name="T5">Нет</text:span>) – если это свойство имеет значение <text:span text:style-name="T5">Да</text:span>, то из массива <text:span text:style-name="T7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эксцесса</dc:title>
    <dc:date>2014-12-01T18:18:23.56</dc:date>
    <meta:generator>OpenOffice/4.1.1$Win32 OpenOffice.org_project/411m6$Build-9775</meta:generator>
    <meta:editing-duration>PT6H45M43S</meta:editing-duration>
    <meta:editing-cycles>168</meta:editing-cycles>
    <meta:document-statistic meta:table-count="1" meta:image-count="2" meta:object-count="4" meta:page-count="1" meta:paragraph-count="19" meta:word-count="196" meta:character-count="145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S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p>
              <mfenced open="(" close=")">
                <mrow>
                  <mfrac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  <mrow>
                      <mo stretchy="false">σ</mo>
                    </mrow>
                  </mfrac>
                </mrow>
              </mfenced>
              <mn>3</mn>
            </msup>
          </mrow>
        </mrow>
      </mrow>
    </mrow>
    <annotation encoding="StarMath 5.0">S ~=~  {{1} over {N}} cdot sum from{i=1} to{N} {left ( {x_i - M} over {%sigma} right )^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